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30000002645A84E2CA.png" manifest:media-type="image/png"/>
  <manifest:file-entry manifest:full-path="Pictures/1000DC810000A57800007C20A4405B2B.svg" manifest:media-type="image/svg+xml"/>
  <manifest:file-entry manifest:full-path="Pictures/1000000000000192000001925CD62920.jpg" manifest:media-type="image/jpeg"/>
  <manifest:file-entry manifest:full-path="Pictures/1000000000000007000000073533D457.jpg" manifest:media-type="image/jpeg"/>
  <manifest:file-entry manifest:full-path="Pictures/100000000000000700000007DA9C2F53.jpg" manifest:media-type="image/jpe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867cm" loext:decorative="false"/>
      <style:paragraph-properties style:writing-mode="lr-tb"/>
    </style:style>
    <style:style style:name="gr2"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loext:decorative="false"/>
    </style:style>
    <style:style style:name="gr3" style:family="graphic">
      <style:graphic-properties style:protect="size" loext:decorative="false"/>
    </style:style>
    <style:style style:name="gr4" style:family="graphic" style:parent-style-name="standard">
      <style:graphic-properties draw:stroke="none" draw:fill="solid" draw:fill-color="#ced4da" draw:opacity="50%" draw:textarea-horizontal-align="justify" draw:textarea-vertical-align="middle" draw:auto-grow-height="false" fo:min-height="4.322cm" fo:min-width="0cm" draw:shadow-opacity="50%" loext:decorative="false"/>
    </style:style>
    <style:style style:name="gr5"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loext:decorative="false"/>
    </style:style>
    <style:style style:name="pr1" style:family="presentation" style:parent-style-name="Title-title">
      <style:graphic-properties fo:min-height="3.24cm" loext:decorative="false"/>
      <style:paragraph-properties style:writing-mode="lr-tb"/>
    </style:style>
    <style:style style:name="pr2" style:family="presentation" style:parent-style-name="Title-notes">
      <style:graphic-properties draw:fill-color="#ffffff" draw:auto-grow-height="true" fo:min-height="14cm" loext:decorative="false"/>
      <style:paragraph-properties style:writing-mode="lr-tb"/>
    </style:style>
    <style:style style:name="pr3" style:family="presentation" style:parent-style-name="Table_20_of_20_Content-title">
      <style:graphic-properties fo:min-height="2.629cm" loext:decorative="false"/>
      <style:paragraph-properties style:writing-mode="lr-tb"/>
    </style:style>
    <style:style style:name="pr4" style:family="presentation" style:parent-style-name="Table_20_of_20_Content-outline1" style:list-style-name="L2">
      <style:graphic-properties fo:min-height="8.884cm" loext:decorative="false"/>
      <style:paragraph-properties style:writing-mode="lr-tb"/>
    </style:style>
    <style:style style:name="pr5" style:family="presentation" style:parent-style-name="Table_20_of_20_Content-notes">
      <style:graphic-properties draw:fill-color="#ffffff" draw:auto-grow-height="true" fo:min-height="14cm" loext:decorative="false"/>
      <style:paragraph-properties style:writing-mode="lr-tb"/>
    </style:style>
    <style:style style:name="pr6" style:family="presentation" style:parent-style-name="Content_20_1-title">
      <style:graphic-properties fo:min-height="2.629cm" loext:decorative="false"/>
      <style:paragraph-properties style:writing-mode="lr-tb"/>
    </style:style>
    <style:style style:name="pr7" style:family="presentation" style:parent-style-name="Content_20_1-outline1">
      <style:graphic-properties fo:min-height="8.884cm" loext:decorative="false"/>
      <style:paragraph-properties style:writing-mode="lr-tb"/>
    </style:style>
    <style:style style:name="pr8" style:family="presentation" style:parent-style-name="Content_20_1-notes">
      <style:graphic-properties draw:fill-color="#ffffff" fo:min-height="14cm" loext:decorative="false"/>
      <style:paragraph-properties style:writing-mode="lr-tb"/>
    </style:style>
    <style:style style:name="pr9" style:family="presentation" style:parent-style-name="Content_20_1-title">
      <style:graphic-properties fo:min-height="4.235cm" loext:decorative="false"/>
      <style:paragraph-properties style:writing-mode="lr-tb"/>
    </style:style>
    <style:style style:name="pr10" style:family="presentation" style:parent-style-name="Content_20_1-notes">
      <style:graphic-properties draw:fill-color="#ffffff" draw:auto-grow-height="true" fo:min-height="14cm" loext:decorative="false"/>
      <style:paragraph-properties style:writing-mode="lr-tb"/>
    </style:style>
    <style:style style:name="pr11" style:family="presentation" style:parent-style-name="Image-title">
      <style:graphic-properties fo:min-height="2.629cm" loext:decorative="false"/>
      <style:paragraph-properties style:writing-mode="lr-tb"/>
    </style:style>
    <style:style style:name="pr12" style:family="presentation" style:parent-style-name="Image-notes">
      <style:graphic-properties draw:fill-color="#ffffff" draw:auto-grow-height="true" fo:min-height="14cm" loext:decorative="false"/>
      <style:paragraph-properties style:writing-mode="lr-tb"/>
    </style:style>
    <style:style style:name="P1" style:family="paragraph">
      <loext:graphic-properties draw:fill="none" draw:fill-color="#ffffff"/>
      <style:text-properties style:font-name="Noto Sans" fo:font-size="13pt" style:text-underline-style="none" style:font-size-asian="13pt" style:font-size-complex="13pt"/>
    </style:style>
    <style:style style:name="P2" style:family="paragraph">
      <loext:graphic-properties draw:fill="solid"/>
      <style:paragraph-properties fo:text-align="center"/>
      <style:text-properties style:font-name="Noto Sans"/>
    </style:style>
    <style:style style:name="P3" style:family="paragraph">
      <style:paragraph-properties fo:text-align="end"/>
    </style:style>
    <style:style style:name="P4" style:family="paragraph">
      <style:paragraph-properties fo:text-align="end"/>
      <style:text-properties fo:font-size="20pt" style:font-size-asian="20pt" style:font-size-complex="20pt"/>
    </style:style>
    <style:style style:name="P5" style:family="paragraph">
      <loext:graphic-properties draw:fill-color="#ffffff"/>
    </style:style>
    <style:style style:name="P6" style:family="paragraph">
      <style:text-properties fo:hyphenate="false" loext:hyphenation-no-caps="false" loext:hyphenation-no-last-word="false"/>
    </style:style>
    <style:style style:name="P7" style:family="paragraph">
      <style:text-properties fo:font-size="20pt" style:font-size-asian="20pt" style:font-size-complex="20pt" fo:hyphenate="false" loext:hyphenation-no-caps="false" loext:hyphenation-no-last-word="false"/>
    </style:style>
    <style:style style:name="P8" style:family="paragraph">
      <loext:graphic-properties draw:fill-color="#ffffff"/>
      <style:text-properties fo:font-size="20pt"/>
    </style:style>
    <style:style style:name="P9" style:family="paragraph">
      <style:text-properties fo:font-size="18pt" style:font-size-asian="18pt" style:font-size-complex="18pt"/>
    </style:style>
    <style:style style:name="P10" style:family="paragraph">
      <loext:graphic-properties draw:fill="solid" draw:fill-color="#ced4da" draw:opacity="50%"/>
      <style:paragraph-properties fo:text-align="center"/>
    </style:style>
    <style:style style:name="P11" style:family="paragraph">
      <style:paragraph-properties fo:margin-top="0.42cm" fo:margin-bottom="0.35cm"/>
      <style:text-properties fo:font-size="10pt" style:font-size-asian="10pt" style:font-size-complex="10pt"/>
    </style:style>
    <style:style style:name="P12" style:family="paragraph">
      <loext:graphic-properties draw:fill="bitmap" draw:fill-image-name="Bitmap_20_272" draw:fill-image-width="11.373cm" draw:fill-image-height="11.373cm" style:repeat="stretch"/>
      <style:paragraph-properties fo:text-align="center"/>
    </style:style>
    <style:style style:name="T1" style:family="text">
      <style:text-properties style:font-name="Noto Sans" fo:font-size="13pt" style:text-underline-style="none" style:font-size-asian="13pt" style:font-size-complex="13pt"/>
    </style:style>
    <style:style style:name="T2" style:family="text">
      <style:text-properties fo:font-size="20pt" style:font-size-asian="20pt" style:font-size-complex="20pt"/>
    </style:style>
    <style:style style:name="T3" style:family="text">
      <style:text-properties fo:font-size="18pt" style:font-size-asian="18pt" style:font-size-complex="18pt"/>
    </style:style>
    <style:style style:name="T4" style:family="text">
      <style:text-properties fo:font-size="18pt" style:text-underline-style="solid" style:text-underline-width="auto" style:text-underline-color="font-color"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1" draw:layer="layout" svg:width="6.604cm" svg:height="2.117cm" svg:x="20.32cm" svg:y="12.5cm">
          <draw:text-box>
            <text:p><text:span text:style-name="T1">Marek Roháč</text:span></text:p>
            <text:p><text:span text:style-name="T1">Matyáš Vilím</text:span></text:p>
            <text:p><text:span text:style-name="T1">Kryštof Troják</text:span></text:p>
          </draw:text-box>
        </draw:frame>
        <draw:line draw:style-name="gr2" draw:text-style-name="P2" draw:layer="layout" svg:x1="19.812cm" svg:y1="12.154cm" svg:x2="19.812cm" svg:y2="14.948cm">
          <text:p/>
        </draw:line>
        <draw:frame presentation:style-name="pr1" draw:text-style-name="P4" draw:layer="layout" svg:width="14.71cm" svg:height="3.24cm" svg:x="4.445cm" svg:y="11.76cm" presentation:class="title" presentation:user-transformed="true">
          <draw:text-box>
            <text:p text:style-name="P3"><text:span text:style-name="T2">Interaktivní osvěta kybernetické bezpečnosti</text:span></text:p>
          </draw:text-box>
        </draw:frame>
        <presentation:notes draw:style-name="dp2">
          <draw:page-thumbnail draw:style-name="gr3" draw:layer="layout" svg:width="17cm" svg:height="9.56cm" svg:x="2cm" svg:y="2.5cm" draw:page-number="1" presentation:class="page"/>
          <draw:frame presentation:style-name="pr2" draw:text-style-name="P5" draw:layer="layout" svg:width="17cm" svg:height="14cm" svg:x="2cm" svg:y="13cm" presentation:class="notes" presentation:placeholder="true">
            <draw:text-box/>
          </draw:frame>
        </presentation:notes>
      </draw:page>
      <draw:page draw:name="page2" draw:style-name="dp1" draw:master-page-name="Table_20_of_20_Content" presentation:presentation-page-layout-name="AL2T1">
        <office:forms form:automatic-focus="false" form:apply-design-mode="false"/>
        <draw:frame presentation:style-name="pr3" draw:layer="layout" svg:width="25.2cm" svg:height="2.629cm" svg:x="1.3cm" svg:y="1.3cm" presentation:class="title">
          <draw:text-box>
            <text:p>Rozložení úkolů</text:p>
          </draw:text-box>
        </draw:frame>
        <draw:frame presentation:style-name="pr4" draw:text-style-name="P7" draw:layer="layout" svg:width="17.12cm" svg:height="10.205cm" svg:x="1.3cm" svg:y="3.929cm" presentation:class="outline" presentation:user-transformed="true">
          <draw:text-box>
            <text:list text:style-name="L2">
              <text:list-item>
                <text:p text:style-name="P6"><text:span text:style-name="T2">analýza falešných emailů</text:span></text:p>
                <text:list>
                  <text:list-item>
                    <text:p text:style-name="P6"><text:span text:style-name="T2">Vzdálený příbuzný</text:span></text:p>
                  </text:list-item>
                  <text:list-item>
                    <text:p text:style-name="P6"><text:span text:style-name="T2">Viry v makru</text:span></text:p>
                  </text:list-item>
                  <text:list-item>
                    <text:p text:style-name="P6"><text:span text:style-name="T2">Záměna znaků</text:span></text:p>
                  </text:list-item>
                </text:list>
              </text:list-item>
              <text:list-item>
                <text:p text:style-name="P6"><text:span text:style-name="T2">identifikace falešné stránky</text:span></text:p>
              </text:list-item>
              <text:list-item>
                <text:p text:style-name="P6"><text:span text:style-name="T2">vytváření silného heslo</text:span></text:p>
              </text:list-item>
              <text:list-item>
                <text:p text:style-name="P6"><text:span text:style-name="T2">analýza spear phisingu a OSINT</text:span></text:p>
              </text:list-item>
            </text:list>
          </draw:text-box>
        </draw:frame>
        <presentation:notes draw:style-name="dp2">
          <draw:page-thumbnail draw:style-name="gr3" draw:layer="layout" svg:width="17cm" svg:height="9.56cm" svg:x="2cm" svg:y="2.5cm" draw:page-number="2" presentation:class="page"/>
          <draw:frame presentation:style-name="pr5" draw:text-style-name="P8" draw:layer="layout" svg:width="17cm" svg:height="14cm" svg:x="2cm" svg:y="13cm" presentation:class="notes" presentation:placeholder="true">
            <draw:text-box/>
          </draw:frame>
        </presentation:notes>
      </draw:page>
      <draw:page draw:name="page3" draw:style-name="dp1" draw:master-page-name="Content_20_1" presentation:presentation-page-layout-name="AL2T1">
        <office:forms form:automatic-focus="false" form:apply-design-mode="false"/>
        <draw:frame presentation:style-name="pr6" draw:layer="layout" svg:width="25.2cm" svg:height="2.629cm" svg:x="1.3cm" svg:y="1.3cm" presentation:class="title" presentation:user-transformed="true">
          <draw:text-box>
            <text:p>server</text:p>
          </draw:text-box>
        </draw:frame>
        <draw:frame presentation:style-name="pr7" draw:text-style-name="P9" draw:layer="layout" svg:width="25.2cm" svg:height="9.134cm" svg:x="1.3cm" svg:y="5cm" presentation:class="outline">
          <draw:text-box>
            <text:list text:style-name="L3">
              <text:list-item>
                <text:p text:style-name="P9"><text:span text:style-name="T3">Všechno je dockerizované do 2 image (mailhog a ctf)</text:span></text:p>
              </text:list-item>
              <text:list-item>
                <text:p text:style-name="P9"><text:span text:style-name="T3">Server používá:</text:span></text:p>
                <text:list>
                  <text:list-item>
                    <text:p><text:span text:style-name="T3">nginx pro statické stránky</text:span></text:p>
                  </text:list-item>
                  <text:list-item>
                    <text:p><text:span text:style-name="T3">Php pro dynamické stránky</text:span></text:p>
                  </text:list-item>
                  <text:list-item>
                    <text:p><text:span text:style-name="T3">Python http server a whois web</text:span></text:p>
                  </text:list-item>
                </text:list>
              </text:list-item>
              <text:list-item>
                <text:p><text:span text:style-name="T3">Swaks – odesílání emailů</text:span></text:p>
              </text:list-item>
              <text:list-item>
                <text:p><text:span text:style-name="T3">V rámci windows tak server běží na wsl</text:span></text:p>
              </text:list-item>
              <text:list-item>
                <text:p><text:span text:style-name="T3">Pro CTF s certifikátem se vygeneruje self-signed </text:span><text:span text:style-name="T3">certifikát</text:span></text:p>
              </text:list-item>
            </text:list>
          </draw:text-box>
        </draw:frame>
        <presentation:notes draw:style-name="dp1">
          <office:forms form:automatic-focus="false" form:apply-design-mode="false"/>
          <draw:page-thumbnail draw:style-name="gr3" draw:layer="layout" svg:width="17cm" svg:height="9.56cm" svg:x="2cm" svg:y="2.5cm" draw:page-number="3" presentation:class="page"/>
          <draw:frame presentation:style-name="pr8" draw:text-style-name="P8" draw:layer="layout" svg:width="17cm" svg:height="14cm" svg:x="2cm" svg:y="13cm" presentation:class="notes" presentation:placeholder="true">
            <draw:text-box/>
          </draw:frame>
        </presentation:notes>
      </draw:page>
      <draw:page draw:name="page4" draw:style-name="dp1" draw:master-page-name="Content_20_1" presentation:presentation-page-layout-name="AL2T1">
        <office:forms form:automatic-focus="false" form:apply-design-mode="false"/>
        <draw:frame presentation:style-name="pr6" draw:layer="layout" svg:width="25.2cm" svg:height="2.629cm" svg:x="1.3cm" svg:y="1.3cm" presentation:class="title" presentation:user-transformed="true">
          <draw:text-box>
            <text:p>windows</text:p>
          </draw:text-box>
        </draw:frame>
        <draw:frame presentation:style-name="pr7" draw:text-style-name="P9" draw:layer="layout" svg:width="25.2cm" svg:height="9.134cm" svg:x="1.3cm" svg:y="5cm" presentation:class="outline">
          <draw:text-box>
            <text:list text:style-name="L3">
              <text:list-item>
                <text:p text:style-name="P9"><text:span text:style-name="T3">Pro splnění CTF je potřeba</text:span></text:p>
                <text:list>
                  <text:list-item>
                    <text:p><text:span text:style-name="T3">Prohlížeč</text:span></text:p>
                  </text:list-item>
                  <text:list-item>
                    <text:p><text:span text:style-name="T3">Libreoffice calc</text:span></text:p>
                  </text:list-item>
                  <text:list-item>
                    <text:p><text:span text:style-name="T3">Ping v cmd</text:span></text:p>
                  </text:list-item>
                </text:list>
              </text:list-item>
              <text:list-item>
                <text:p text:style-name="P9"><text:span text:style-name="T3">Pro směrování domén CTF používá hosts</text:span></text:p>
              </text:list-item>
              <text:list-item>
                <text:p text:style-name="P9"><text:span text:style-name="T3">Self signed certifikát ze serveru je nainstalovaný jako </text:span><text:span text:style-name="T3">důvěryhodný</text:span></text:p>
              </text:list-item>
            </text:list>
          </draw:text-box>
        </draw:frame>
        <presentation:notes draw:style-name="dp1">
          <office:forms form:automatic-focus="false" form:apply-design-mode="false"/>
          <draw:page-thumbnail draw:style-name="gr3" draw:layer="layout" svg:width="17cm" svg:height="9.56cm" svg:x="2cm" svg:y="2.5cm" draw:page-number="4" presentation:class="page"/>
          <draw:frame presentation:style-name="pr8" draw:text-style-name="P8" draw:layer="layout" svg:width="17cm" svg:height="14cm" svg:x="2cm" svg:y="13cm" presentation:class="notes" presentation:placeholder="true">
            <draw:text-box/>
          </draw:frame>
        </presentation:notes>
      </draw:page>
      <draw:page draw:name="page5" draw:style-name="dp1" draw:master-page-name="Content_20_1" presentation:presentation-page-layout-name="AL2T1">
        <office:forms form:automatic-focus="false" form:apply-design-mode="false"/>
        <draw:custom-shape draw:style-name="gr4" draw:text-style-name="P10"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9" draw:layer="layout" svg:width="25.2cm" svg:height="4.235cm" svg:x="1.3cm" svg:y="0.497cm" presentation:class="title" presentation:user-transformed="true">
          <draw:text-box>
            <text:p>Analýza emailů</text:p>
          </draw:text-box>
        </draw:frame>
        <draw:frame presentation:style-name="pr7" draw:text-style-name="P9" draw:layer="layout" svg:width="25.2cm" svg:height="9.134cm" svg:x="1.4cm" svg:y="5cm" presentation:class="outline" presentation:user-transformed="true">
          <draw:text-box>
            <text:list text:style-name="L3">
              <text:list-item>
                <text:p text:style-name="P9"><text:span text:style-name="T3">Vzdálený příbuzný neboli nigerský princ</text:span></text:p>
                <text:list>
                  <text:list-item>
                    <text:p><text:span text:style-name="T3">Analyzovat gramatické chyby a zjistit lokaci IP </text:span><text:span text:style-name="T3">adresy pomocí pingu a iplokátoru</text:span></text:p>
                  </text:list-item>
                </text:list>
              </text:list-item>
              <text:list-item>
                <text:p><text:span text:style-name="T3">Stažení excel dokumentu</text:span></text:p>
                <text:list>
                  <text:list-item>
                    <text:p><text:span text:style-name="T3">Zjistit jaké viry by byli staženy při spuštění maker</text:span></text:p>
                  </text:list-item>
                  <text:list-item>
                    <text:p><text:span text:style-name="T4">Bonusový úkol</text:span><text:span text:style-name="T3"> – do jaké složky by se viry stáhly</text:span></text:p>
                  </text:list-item>
                </text:list>
              </text:list-item>
              <text:list-item>
                <text:p><text:span text:style-name="T3">Podvržené domény</text:span></text:p>
                <text:list>
                  <text:list-item>
                    <text:p><text:span text:style-name="T3">Najít znaky v doménách z emailu, kde jedna </text:span><text:span text:style-name="T3">obsahuje typosquatting a druhá obsahuje </text:span><text:span text:style-name="T3">homoglyphy</text:span></text:p>
                  </text:list-item>
                </text:list>
              </text:list-item>
            </text:list>
          </draw:text-box>
        </draw:frame>
        <presentation:notes draw:style-name="dp2">
          <draw:page-thumbnail draw:style-name="gr3" draw:layer="layout" svg:width="17cm" svg:height="9.56cm" svg:x="2cm" svg:y="2.5cm" draw:page-number="5" presentation:class="page"/>
          <draw:frame presentation:style-name="pr10" draw:text-style-name="P5" draw:layer="layout" svg:width="17cm" svg:height="14cm" svg:x="2cm" svg:y="13cm" presentation:class="notes" presentation:placeholder="true">
            <draw:text-box/>
          </draw:frame>
        </presentation:notes>
      </draw:page>
      <draw:page draw:name="page6" draw:style-name="dp1" draw:master-page-name="Content_20_1" presentation:presentation-page-layout-name="AL2T1">
        <office:forms form:automatic-focus="false" form:apply-design-mode="false"/>
        <draw:custom-shape draw:style-name="gr4" draw:text-style-name="P10"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9" draw:layer="layout" svg:width="25.2cm" svg:height="4.235cm" svg:x="1.3cm" svg:y="0.497cm" presentation:class="title" presentation:user-transformed="true">
          <draw:text-box>
            <text:p>Analýza falešné stránky</text:p>
          </draw:text-box>
        </draw:frame>
        <draw:frame presentation:style-name="pr7" draw:text-style-name="P9" draw:layer="layout" svg:width="25.2cm" svg:height="9.134cm" svg:x="1.4cm" svg:y="5cm" presentation:class="outline" presentation:user-transformed="true">
          <draw:text-box>
            <text:list text:style-name="L3">
              <text:list-item>
                <text:p text:style-name="P11"><text:span text:style-name="T3">Cílem je dostat se na stránku obcanportalgov.cz přes </text:span><text:span text:style-name="T3">stránku </text:span><text:span text:style-name="T3"><text:line-break/></text:span><text:span text:style-name="T3">novinky-aktualne.autos</text:span></text:p>
              </text:list-item>
              <text:list-item>
                <text:p text:style-name="P11"><text:span text:style-name="T3">Z obcanportalgov.cz musí uživatel analyzovat:</text:span></text:p>
                <text:list>
                  <text:list-item>
                    <text:p><text:span text:style-name="T3">vydavatele certifikátu</text:span></text:p>
                  </text:list-item>
                  <text:list-item>
                    <text:p><text:span text:style-name="T3">zjistit whois záznamy (jméno, příjmení a zemi </text:span><text:span text:style-name="T3">registranta a zemi registrátora)</text:span></text:p>
                  </text:list-item>
                </text:list>
              </text:list-item>
              <text:list-item>
                <text:p><text:span text:style-name="T3">Ještě zjistit certifikát reálné stránky </text:span><text:span text:style-name="T3">obcan.portal.gov.cz</text:span></text:p>
              </text:list-item>
            </text:list>
          </draw:text-box>
        </draw:frame>
        <presentation:notes draw:style-name="dp1">
          <office:forms form:automatic-focus="false" form:apply-design-mode="false"/>
          <draw:page-thumbnail draw:style-name="gr3" draw:layer="layout" svg:width="17cm" svg:height="9.56cm" svg:x="2cm" svg:y="2.5cm" draw:page-number="6" presentation:class="page"/>
          <draw:frame presentation:style-name="pr10" draw:text-style-name="P5" draw:layer="layout" svg:width="17cm" svg:height="14cm" svg:x="2cm" svg:y="13cm" presentation:class="notes" presentation:placeholder="true">
            <draw:text-box/>
          </draw:frame>
        </presentation:notes>
      </draw:page>
      <draw:page draw:name="page7" draw:style-name="dp1" draw:master-page-name="Content_20_1" presentation:presentation-page-layout-name="AL2T1">
        <office:forms form:automatic-focus="false" form:apply-design-mode="false"/>
        <draw:custom-shape draw:style-name="gr4" draw:text-style-name="P10"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9" draw:layer="layout" svg:width="25.2cm" svg:height="4.235cm" svg:x="1.3cm" svg:y="0.497cm" presentation:class="title" presentation:user-transformed="true">
          <draw:text-box>
            <text:p>Vytvoření silného hesla</text:p>
          </draw:text-box>
        </draw:frame>
        <draw:frame presentation:style-name="pr7" draw:text-style-name="P9" draw:layer="layout" svg:width="25.2cm" svg:height="9.134cm" svg:x="1.4cm" svg:y="5cm" presentation:class="outline" presentation:user-transformed="true">
          <draw:text-box>
            <text:list text:style-name="L3">
              <text:list-item>
                <text:p text:style-name="P11"><text:span text:style-name="T3">Cílem je</text:span></text:p>
                <text:list>
                  <text:list-item>
                    <text:p><text:span text:style-name="T3">změnit si heslo aby jeho entropie dosahovala </text:span><text:span text:style-name="T3">přijatelné výše </text:span></text:p>
                  </text:list-item>
                  <text:list-item>
                    <text:p><text:span text:style-name="T3">dále si ho zapamatovat </text:span></text:p>
                  </text:list-item>
                  <text:list-item>
                    <text:p><text:span text:style-name="T3">po vypočtení jednoduchých příkladů sním znovu </text:span><text:span text:style-name="T3">přihlásit</text:span></text:p>
                  </text:list-item>
                </text:list>
              </text:list-item>
              <text:list-item>
                <text:p><text:span text:style-name="T3">Úkol obsahuje video, kde je ukázáno, jak lze prolomit </text:span><text:span text:style-name="T3">heslo, které se skládá ze zálib a dalších údajů osoby.</text:span></text:p>
              </text:list-item>
              <text:list-item>
                <text:p><text:span text:style-name="T3">Při dokončení úlohy se uživateli odešle spear </text:span><text:span text:style-name="T3">phisingový email</text:span></text:p>
              </text:list-item>
            </text:list>
          </draw:text-box>
        </draw:frame>
        <presentation:notes draw:style-name="dp1">
          <office:forms form:automatic-focus="false" form:apply-design-mode="false"/>
          <draw:page-thumbnail draw:style-name="gr3" draw:layer="layout" svg:width="17cm" svg:height="9.56cm" svg:x="2cm" svg:y="2.5cm" draw:page-number="7" presentation:class="page"/>
          <draw:frame presentation:style-name="pr10" draw:text-style-name="P5" draw:layer="layout" svg:width="17cm" svg:height="14cm" svg:x="2cm" svg:y="13cm" presentation:class="notes" presentation:placeholder="true">
            <draw:text-box/>
          </draw:frame>
        </presentation:notes>
      </draw:page>
      <draw:page draw:name="page8" draw:style-name="dp1" draw:master-page-name="Content_20_1" presentation:presentation-page-layout-name="AL2T1">
        <office:forms form:automatic-focus="false" form:apply-design-mode="false"/>
        <draw:custom-shape draw:style-name="gr4" draw:text-style-name="P10"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9" draw:layer="layout" svg:width="25.2cm" svg:height="4.235cm" svg:x="1.3cm" svg:y="0.497cm" presentation:class="title" presentation:user-transformed="true">
          <draw:text-box>
            <text:p>Spear phising</text:p>
          </draw:text-box>
        </draw:frame>
        <draw:frame presentation:style-name="pr7" draw:text-style-name="P9" draw:layer="layout" svg:width="25.2cm" svg:height="9.134cm" svg:x="1.4cm" svg:y="5cm" presentation:class="outline" presentation:user-transformed="true">
          <draw:text-box>
            <text:list text:style-name="L3">
              <text:list-item>
                <text:p text:style-name="P11"><text:span text:style-name="T3">Cílem je přečíst si email a na 2 sociálních sítích </text:span><text:span text:style-name="T3">označit příspěvky, které pomohli útočníkům ve </text:span><text:span text:style-name="T3">vytváření emailu</text:span></text:p>
              </text:list-item>
              <text:list-item>
                <text:p><text:span text:style-name="T3">Sociální sítě:</text:span></text:p>
                <text:list>
                  <text:list-item>
                    <text:p><text:span text:style-name="T3">Klon instagramu - slowrgram</text:span></text:p>
                  </text:list-item>
                  <text:list-item>
                    <text:p><text:span text:style-name="T3">Klon linkedinu - syncdln</text:span></text:p>
                  </text:list-item>
                </text:list>
              </text:list-item>
              <text:list-item>
                <text:p><text:span text:style-name="T3">Aplikace má toleranci na 2 špatně zadané nebo </text:span><text:span text:style-name="T3">chybějící odkazy</text:span></text:p>
              </text:list-item>
              <text:list-item>
                <text:p><text:span text:style-name="T3">Odkazy se zadávají do php aplikace threat-</text:span><text:span text:style-name="T3">analysis.sos</text:span></text:p>
              </text:list-item>
            </text:list>
          </draw:text-box>
        </draw:frame>
        <presentation:notes draw:style-name="dp1">
          <office:forms form:automatic-focus="false" form:apply-design-mode="false"/>
          <draw:page-thumbnail draw:style-name="gr3" draw:layer="layout" svg:width="17cm" svg:height="9.56cm" svg:x="2cm" svg:y="2.5cm" draw:page-number="8" presentation:class="page"/>
          <draw:frame presentation:style-name="pr10" draw:text-style-name="P5" draw:layer="layout" svg:width="17cm" svg:height="14cm" svg:x="2cm" svg:y="13cm" presentation:class="notes" presentation:placeholder="true">
            <draw:text-box/>
          </draw:frame>
        </presentation:notes>
      </draw:page>
      <draw:page draw:name="page9" draw:style-name="dp1" draw:master-page-name="Image" presentation:presentation-page-layout-name="AL2T1">
        <office:forms form:automatic-focus="false" form:apply-design-mode="false"/>
        <draw:polygon draw:style-name="gr5" draw:text-style-name="P12" draw:layer="layout" svg:width="11.372cm" svg:height="11.372cm" svg:x="16.315cm" svg:y="3.307cm" svg:viewBox="0 0 11373 11373" draw:points="0,5726 5646,0 11373,5648 5727,11373 5725,11373 0,5728">
          <text:p/>
        </draw:polygon>
        <draw:frame presentation:style-name="pr11" draw:layer="layout" svg:width="25.2cm" svg:height="2.629cm" svg:x="1.3cm" svg:y="1.3cm" presentation:class="title">
          <draw:text-box>
            <text:p>Konec</text:p>
          </draw:text-box>
        </draw:frame>
        <presentation:notes draw:style-name="dp2">
          <draw:page-thumbnail draw:style-name="gr3" draw:layer="layout" svg:width="17cm" svg:height="9.56cm" svg:x="2cm" svg:y="2.5cm" draw:page-number="9" presentation:class="page"/>
          <draw:frame presentation:style-name="pr12" draw:text-style-name="P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176" draw:display-name="Bitmap 176" xlink:href="Pictures/100000000000000700000007DA9C2F53.jpg" xlink:type="simple" xlink:show="embed" xlink:actuate="onLoad"/>
    <draw:fill-image draw:name="Bitmap_20_177" draw:display-name="Bitmap 177" xlink:href="Pictures/100000000000000700000007DA9C2F53.jpg" xlink:type="simple" xlink:show="embed" xlink:actuate="onLoad"/>
    <draw:fill-image draw:name="Bitmap_20_178" draw:display-name="Bitmap 178" xlink:href="Pictures/100000000000000700000007DA9C2F53.jpg" xlink:type="simple" xlink:show="embed" xlink:actuate="onLoad"/>
    <draw:fill-image draw:name="Bitmap_20_179" draw:display-name="Bitmap 179" xlink:href="Pictures/100000000000000700000007DA9C2F53.jpg" xlink:type="simple" xlink:show="embed" xlink:actuate="onLoad"/>
    <draw:fill-image draw:name="Bitmap_20_180" draw:display-name="Bitmap 180" xlink:href="Pictures/100000000000000700000007DA9C2F53.jpg" xlink:type="simple" xlink:show="embed" xlink:actuate="onLoad"/>
    <draw:fill-image draw:name="Bitmap_20_181" draw:display-name="Bitmap 181" xlink:href="Pictures/100000000000000700000007DA9C2F53.jpg" xlink:type="simple" xlink:show="embed" xlink:actuate="onLoad"/>
    <draw:fill-image draw:name="Bitmap_20_182" draw:display-name="Bitmap 182" xlink:href="Pictures/100000000000000700000007DA9C2F53.jpg" xlink:type="simple" xlink:show="embed" xlink:actuate="onLoad"/>
    <draw:fill-image draw:name="Bitmap_20_183" draw:display-name="Bitmap 183" xlink:href="Pictures/100000000000000700000007DA9C2F53.jpg" xlink:type="simple" xlink:show="embed" xlink:actuate="onLoad"/>
    <draw:fill-image draw:name="Bitmap_20_185" draw:display-name="Bitmap 185" xlink:href="Pictures/100000000000000700000007DA9C2F53.jpg" xlink:type="simple" xlink:show="embed" xlink:actuate="onLoad"/>
    <draw:fill-image draw:name="Bitmap_20_186" draw:display-name="Bitmap 186"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0" draw:display-name="Bitmap 210"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212" draw:display-name="Bitmap 212" xlink:href="Pictures/100000000000000700000007DA9C2F53.jpg" xlink:type="simple" xlink:show="embed" xlink:actuate="onLoad"/>
    <draw:fill-image draw:name="Bitmap_20_213" draw:display-name="Bitmap 213" xlink:href="Pictures/100000000000000700000007DA9C2F53.jpg" xlink:type="simple" xlink:show="embed" xlink:actuate="onLoad"/>
    <draw:fill-image draw:name="Bitmap_20_229" draw:display-name="Bitmap 229" xlink:href="Pictures/100000000000000700000007DA9C2F53.jpg" xlink:type="simple" xlink:show="embed" xlink:actuate="onLoad"/>
    <draw:fill-image draw:name="Bitmap_20_230" draw:display-name="Bitmap 230" xlink:href="Pictures/100000000000000700000007DA9C2F53.jpg" xlink:type="simple" xlink:show="embed" xlink:actuate="onLoad"/>
    <draw:fill-image draw:name="Bitmap_20_231" draw:display-name="Bitmap 231" xlink:href="Pictures/100000000000000700000007DA9C2F53.jpg" xlink:type="simple" xlink:show="embed" xlink:actuate="onLoad"/>
    <draw:fill-image draw:name="Bitmap_20_232" draw:display-name="Bitmap 232" xlink:href="Pictures/100000000000000700000007DA9C2F53.jpg" xlink:type="simple" xlink:show="embed" xlink:actuate="onLoad"/>
    <draw:fill-image draw:name="Bitmap_20_233" draw:display-name="Bitmap 233" xlink:href="Pictures/100000000000000700000007DA9C2F53.jpg" xlink:type="simple" xlink:show="embed" xlink:actuate="onLoad"/>
    <draw:fill-image draw:name="Bitmap_20_234" draw:display-name="Bitmap 234" xlink:href="Pictures/100000000000000700000007DA9C2F53.jpg" xlink:type="simple" xlink:show="embed" xlink:actuate="onLoad"/>
    <draw:fill-image draw:name="Bitmap_20_235" draw:display-name="Bitmap 235" xlink:href="Pictures/100000000000000700000007DA9C2F53.jpg" xlink:type="simple" xlink:show="embed" xlink:actuate="onLoad"/>
    <draw:fill-image draw:name="Bitmap_20_236" draw:display-name="Bitmap 236" xlink:href="Pictures/100000000000000700000007DA9C2F53.jpg" xlink:type="simple" xlink:show="embed" xlink:actuate="onLoad"/>
    <draw:fill-image draw:name="Bitmap_20_237" draw:display-name="Bitmap 237" xlink:href="Pictures/100000000000000700000007DA9C2F53.jpg" xlink:type="simple" xlink:show="embed" xlink:actuate="onLoad"/>
    <draw:fill-image draw:name="Bitmap_20_238" draw:display-name="Bitmap 238" xlink:href="Pictures/100000000000000700000007DA9C2F53.jpg" xlink:type="simple" xlink:show="embed" xlink:actuate="onLoad"/>
    <draw:fill-image draw:name="Bitmap_20_239" draw:display-name="Bitmap 239" xlink:href="Pictures/100000000000000700000007DA9C2F53.jpg" xlink:type="simple" xlink:show="embed" xlink:actuate="onLoad"/>
    <draw:fill-image draw:name="Bitmap_20_240" draw:display-name="Bitmap 240" xlink:href="Pictures/100000000000000700000007DA9C2F53.jpg" xlink:type="simple" xlink:show="embed" xlink:actuate="onLoad"/>
    <draw:fill-image draw:name="Bitmap_20_241" draw:display-name="Bitmap 241" xlink:href="Pictures/100000000000000700000007DA9C2F53.jpg" xlink:type="simple" xlink:show="embed" xlink:actuate="onLoad"/>
    <draw:fill-image draw:name="Bitmap_20_242" draw:display-name="Bitmap 242" xlink:href="Pictures/100000000000000700000007DA9C2F53.jpg" xlink:type="simple" xlink:show="embed" xlink:actuate="onLoad"/>
    <draw:fill-image draw:name="Bitmap_20_243" draw:display-name="Bitmap 243" xlink:href="Pictures/100000000000000700000007DA9C2F53.jpg" xlink:type="simple" xlink:show="embed" xlink:actuate="onLoad"/>
    <draw:fill-image draw:name="Bitmap_20_244" draw:display-name="Bitmap 244" xlink:href="Pictures/100000000000000700000007DA9C2F53.jpg" xlink:type="simple" xlink:show="embed" xlink:actuate="onLoad"/>
    <draw:fill-image draw:name="Bitmap_20_245" draw:display-name="Bitmap 245" xlink:href="Pictures/100000000000000700000007DA9C2F53.jpg" xlink:type="simple" xlink:show="embed" xlink:actuate="onLoad"/>
    <draw:fill-image draw:name="Bitmap_20_246" draw:display-name="Bitmap 246" xlink:href="Pictures/100000000000000700000007DA9C2F53.jpg" xlink:type="simple" xlink:show="embed" xlink:actuate="onLoad"/>
    <draw:fill-image draw:name="Bitmap_20_247" draw:display-name="Bitmap 247" xlink:href="Pictures/100000000000000700000007DA9C2F53.jpg" xlink:type="simple" xlink:show="embed" xlink:actuate="onLoad"/>
    <draw:fill-image draw:name="Bitmap_20_248" draw:display-name="Bitmap 248" xlink:href="Pictures/100000000000000700000007DA9C2F53.jpg" xlink:type="simple" xlink:show="embed" xlink:actuate="onLoad"/>
    <draw:fill-image draw:name="Bitmap_20_249" draw:display-name="Bitmap 249" xlink:href="Pictures/100000000000000700000007DA9C2F53.jpg" xlink:type="simple" xlink:show="embed" xlink:actuate="onLoad"/>
    <draw:fill-image draw:name="Bitmap_20_250" draw:display-name="Bitmap 250" xlink:href="Pictures/100000000000000700000007DA9C2F53.jpg" xlink:type="simple" xlink:show="embed" xlink:actuate="onLoad"/>
    <draw:fill-image draw:name="Bitmap_20_251" draw:display-name="Bitmap 251" xlink:href="Pictures/100000000000000700000007DA9C2F53.jpg" xlink:type="simple" xlink:show="embed" xlink:actuate="onLoad"/>
    <draw:fill-image draw:name="Bitmap_20_272" draw:display-name="Bitmap 272" xlink:href="Pictures/1000000000000192000001925CD62920.jpg" xlink:type="simple" xlink:show="embed" xlink:actuate="onLoad"/>
    <draw:fill-image draw:name="Bitmap_20_45" draw:display-name="Bitmap 45" xlink:href="Pictures/100000000000000700000007DA9C2F53.jpg" xlink:type="simple" xlink:show="embed" xlink:actuate="onLoad"/>
    <draw:fill-image draw:name="Bitmap_20_47" draw:display-name="Bitmap 47" xlink:href="Pictures/100000000000000700000007DA9C2F53.jpg" xlink:type="simple" xlink:show="embed" xlink:actuate="onLoad"/>
    <draw:fill-image draw:name="Bitmap_20_49" draw:display-name="Bitmap 49" xlink:href="Pictures/100000000000000700000007DA9C2F53.jpg" xlink:type="simple" xlink:show="embed" xlink:actuate="onLoad"/>
    <draw:fill-image draw:name="Bitmap_20_51" draw:display-name="Bitmap 51" xlink:href="Pictures/100000000000000700000007DA9C2F53.jpg" xlink:type="simple" xlink:show="embed" xlink:actuate="onLoad"/>
    <draw:fill-image draw:name="Bitmap_20_54" draw:display-name="Bitmap 54" xlink:href="Pictures/100000000000000700000007DA9C2F53.jpg" xlink:type="simple" xlink:show="embed" xlink:actuate="onLoad"/>
    <draw:fill-image draw:name="Bitmap_20_56" draw:display-name="Bitmap 56" xlink:href="Pictures/100000000000000700000007DA9C2F53.jpg" xlink:type="simple" xlink:show="embed" xlink:actuate="onLoad"/>
    <draw:fill-image draw:name="Bitmap_20_57" draw:display-name="Bitmap 57" xlink:href="Pictures/100000000000000700000007DA9C2F53.jpg" xlink:type="simple" xlink:show="embed" xlink:actuate="onLoad"/>
    <draw:fill-image draw:name="Bitmap_20_59" draw:display-name="Bitmap 59"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Noto Sans" fo:font-size="24pt" fo:language="cs" fo:country="CZ"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Noto Sans" fo:font-family="'Noto Sans'" style:font-family-generic="swiss"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Noto Sans" fo:font-family="'Noto Sans'" style:font-family-generic="swiss"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graphic-properties style:writing-mode="lr-tb" loext:decorative="false"/>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loext:decorative="false"/>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loext:decorative="false"/>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loext:decorative="false"/>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loext:decorative="false"/>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loext:decorative="fals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loext:decorative="fals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loext:decorative="fals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loext:decorative="fals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loext:decorative="fals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67" style:family="graphic" style:parent-style-name="standard">
      <style:graphic-properties draw:stroke="none" svg:stroke-color="#000000" draw:fill="none" draw:fill-color="#ffffff" draw:auto-grow-height="true" draw:auto-grow-width="false" fo:max-height="0cm" fo:min-height="3.845cm" style:protect="position size" loext:decorative="false"/>
      <style:paragraph-properties style:writing-mode="lr-tb"/>
    </style:style>
    <style:style style:name="Mgr68" style:family="graphic" style:parent-style-name="standard">
      <style:graphic-properties draw:stroke="none" svg:stroke-color="#000000" draw:fill="none" draw:fill-color="#ffffff" draw:auto-grow-height="true" draw:auto-grow-width="false" fo:max-height="0cm" fo:min-height="3.46cm" style:protect="position size" loext:decorative="false"/>
      <style:paragraph-properties style:writing-mode="lr-tb"/>
    </style:style>
    <style:style style:name="Mgr69"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70"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71"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72"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73"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74"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5"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76"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77"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78"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79"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80"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81"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2"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3"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4"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85"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pr1"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2"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9"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1"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3"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5"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7"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paragraph-properties fo:text-align="center"/>
      <style:text-properties style:font-name="Noto Sans"/>
    </style:style>
    <style:style style:name="MP6" style:family="paragraph">
      <loext:graphic-properties draw:fill="solid" draw:fill-color="#343a40" draw:opacity="20%"/>
      <style:paragraph-properties fo:text-align="center"/>
      <style:text-properties style:font-name="Noto Sans"/>
    </style:style>
    <style:style style:name="MP7" style:family="paragraph">
      <loext:graphic-properties draw:fill="solid" draw:fill-color="#ced4da"/>
      <style:paragraph-properties fo:text-align="center"/>
      <style:text-properties style:font-name="Noto Sans"/>
    </style:style>
    <style:style style:name="MP8" style:family="paragraph">
      <loext:graphic-properties draw:fill="solid" draw:fill-color="#dee2e6"/>
      <style:paragraph-properties fo:text-align="center"/>
      <style:text-properties style:font-name="Noto Sans"/>
    </style:style>
    <style:style style:name="MP9" style:family="paragraph">
      <loext:graphic-properties draw:fill="solid" draw:fill-color="#adb5bd"/>
      <style:paragraph-properties fo:text-align="center"/>
      <style:text-properties style:font-name="Noto Sans"/>
    </style:style>
    <style:style style:name="MP10" style:family="paragraph">
      <loext:graphic-properties draw:fill="solid" draw:fill-color="#6c757d"/>
      <style:paragraph-properties fo:text-align="center"/>
      <style:text-properties style:font-name="Noto Sans"/>
    </style:style>
    <style:style style:name="MP11" style:family="paragraph">
      <loext:graphic-properties draw:fill="solid" draw:fill-color="#b2b2b2" draw:opacity="65%"/>
      <style:paragraph-properties fo:text-align="center"/>
      <style:text-properties style:font-name="Noto Sans"/>
    </style:style>
    <style:style style:name="MP12" style:family="paragraph">
      <loext:graphic-properties draw:fill="solid" draw:fill-color="#b2b2b2" draw:opacity="35%"/>
      <style:paragraph-properties fo:text-align="center"/>
      <style:text-properties style:font-name="Noto Sans"/>
    </style:style>
    <style:style style:name="MP13" style:family="paragraph">
      <loext:graphic-properties draw:fill="solid" draw:fill-color="#f4f4f9"/>
      <style:paragraph-properties fo:text-align="center"/>
      <style:text-properties style:font-name="Noto Sans"/>
    </style:style>
    <style:style style:name="MP14" style:family="paragraph">
      <loext:graphic-properties draw:fill="solid" draw:fill-color="#dddddd"/>
      <style:paragraph-properties fo:text-align="center"/>
      <style:text-properties style:font-name="Noto Sans"/>
    </style:style>
    <style:style style:name="MP15" style:family="paragraph">
      <loext:graphic-properties draw:fill="solid" draw:fill-color="#2f4550" draw:opacity="50%"/>
      <style:paragraph-properties fo:text-align="center"/>
      <style:text-properties style:font-name="Noto Sans"/>
    </style:style>
    <style:style style:name="MP16" style:family="paragraph">
      <loext:graphic-properties draw:fill="solid" draw:fill-color="#808080"/>
      <style:paragraph-properties fo:text-align="center"/>
      <style:text-properties style:font-name="Noto Sans"/>
    </style:style>
    <style:style style:name="MP17" style:family="paragraph">
      <loext:graphic-properties draw:fill="solid" draw:fill-color="#b2b2b2"/>
      <style:paragraph-properties fo:text-align="center"/>
      <style:text-properties style:font-name="Noto Sans"/>
    </style:style>
    <style:style style:name="MP18" style:family="paragraph">
      <style:paragraph-properties fo:text-align="center"/>
      <style:text-properties fo:font-size="14pt" style:font-size-asian="14pt" style:font-size-complex="14pt"/>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loext:graphic-properties draw:fill="bitmap" draw:fill-image-name="Bitmap_20_54" draw:fill-image-width="0.211cm" draw:fill-image-height="0.211cm" style:repeat="repeat"/>
      <style:paragraph-properties fo:text-align="center"/>
      <style:text-properties style:font-name="Noto Sans"/>
    </style:style>
    <style:style style:name="MP34"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5" style:family="paragraph">
      <loext:graphic-properties draw:fill="solid" draw:fill-color="#cccccc" draw:opacity="75%"/>
      <style:paragraph-properties fo:text-align="center"/>
      <style:text-properties style:font-name="Noto Sans"/>
    </style:style>
    <style:style style:name="MP36" style:family="paragraph">
      <loext:graphic-properties draw:fill="bitmap" draw:fill-image-name="Bitmap_20_56" draw:fill-image-width="0.211cm" draw:fill-image-height="0.211cm" style:repeat="repeat"/>
      <style:paragraph-properties fo:text-align="center"/>
      <style:text-properties style:font-name="Noto Sans"/>
    </style:style>
    <style:style style:name="MP37" style:family="paragraph">
      <loext:graphic-properties draw:fill="bitmap" draw:fill-image-name="Bitmap_20_57" draw:fill-image-width="0.211cm" draw:fill-image-height="0.211cm" style:repeat="repeat"/>
      <style:paragraph-properties fo:text-align="center"/>
      <style:text-properties style:font-name="Noto Sans"/>
    </style:style>
    <style:style style:name="MP38" style:family="paragraph">
      <loext:graphic-properties draw:fill="bitmap" draw:fill-image-name="Bitmap_20_18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9" draw:fill-image-width="0.211cm" draw:fill-image-height="0.211cm" style:repeat="repeat"/>
      <style:paragraph-properties fo:text-align="center"/>
      <style:text-properties style:font-name="Noto Sans"/>
    </style:style>
    <style:style style:name="MP40" style:family="paragraph">
      <loext:graphic-properties draw:fill="solid" draw:fill-color="#8d99ae" draw:opacity="10%"/>
      <style:paragraph-properties fo:text-align="center"/>
      <style:text-properties style:font-name="Noto Sans"/>
    </style:style>
    <style:style style:name="MP41" style:family="paragraph">
      <loext:graphic-properties draw:fill="solid" draw:fill-color="#eeeeee"/>
      <style:paragraph-properties fo:text-align="center"/>
      <style:text-properties style:font-name="Noto Sans"/>
    </style:style>
    <style:style style:name="MP42" style:family="paragraph">
      <loext:graphic-properties draw:fill="solid"/>
      <style:paragraph-properties fo:text-align="center"/>
      <style:text-properties style:font-name="Noto Sans"/>
    </style:style>
    <style:style style:name="MP43" style:family="paragraph">
      <loext:graphic-properties draw:fill="solid" draw:fill-color="#8d99ae" draw:opacity="10%"/>
      <style:paragraph-properties fo:text-align="center"/>
    </style:style>
    <style:style style:name="MP44" style:family="paragraph">
      <loext:graphic-properties draw:fill="solid" draw:fill-color="#dee2e6"/>
      <style:paragraph-properties fo:text-align="center"/>
    </style:style>
    <style:style style:name="MP45" style:family="paragraph">
      <loext:graphic-properties draw:fill="solid" draw:fill-color="#ced4da"/>
      <style:paragraph-properties fo:text-align="center"/>
    </style:style>
    <style:style style:name="MP46" style:family="paragraph">
      <loext:graphic-properties draw:fill="solid" draw:fill-color="#adb5bd"/>
      <style:paragraph-properties fo:text-align="center"/>
    </style:style>
    <style:style style:name="MP47" style:family="paragraph">
      <loext:graphic-properties draw:fill="solid" draw:fill-color="#6c757d"/>
      <style:paragraph-properties fo:text-align="center"/>
    </style:style>
    <style:style style:name="MP48" style:family="paragraph">
      <loext:graphic-properties draw:fill="solid" draw:fill-color="#343a40"/>
      <style:paragraph-properties fo:text-align="center"/>
    </style:style>
    <style:style style:name="MP49" style:family="paragraph">
      <loext:graphic-properties draw:fill="solid" draw:fill-color="#e9ecef"/>
      <style:paragraph-properties fo:text-align="center"/>
    </style:style>
    <style:style style:name="MP50" style:family="paragraph">
      <loext:graphic-properties draw:fill="hatch" draw:fill-hatch-name="Hatching_20_1" draw:fill-hatch-solid="false"/>
      <style:paragraph-properties fo:text-align="center"/>
    </style:style>
    <style:style style:name="MP51" style:family="paragraph">
      <loext:graphic-properties draw:fill="solid"/>
      <style:paragraph-properties fo:text-align="center"/>
    </style:style>
    <style:style style:name="MP52" style:family="paragraph">
      <loext:graphic-properties draw:fill="none" draw:fill-color="#e9ecef"/>
      <style:paragraph-properties fo:text-align="center"/>
    </style:style>
    <style:style style:name="MP53" style:family="paragraph">
      <loext:graphic-properties draw:fill="none" draw:fill-color="#ffffff"/>
      <style:text-properties fo:font-size="80pt" style:text-underline-style="none" style:font-size-asian="18pt" style:font-size-complex="18pt"/>
    </style:style>
    <style:style style:name="MP54" style:family="paragraph">
      <loext:graphic-properties draw:fill="none" draw:fill-color="#ffffff"/>
      <style:text-properties fo:font-size="72pt" style:text-underline-style="none" style:font-size-asian="18pt" style:font-size-complex="18pt"/>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bitmap" draw:fill-color="#cccccc" draw:fill-image-name="Bitmap_20_113" draw:fill-image-width="0.211cm" draw:fill-image-height="0.211cm" style:repeat="repeat"/>
      <style:paragraph-properties fo:text-align="center"/>
    </style:style>
    <style:style style:name="MP69" style:family="paragraph">
      <loext:graphic-properties draw:fill="bitmap" draw:fill-color="#cccccc" draw:fill-image-name="Bitmap_20_229" draw:fill-image-width="0.211cm" draw:fill-image-height="0.211cm" style:repeat="repeat"/>
      <style:paragraph-properties fo:text-align="center"/>
    </style:style>
    <style:style style:name="MP70" style:family="paragraph">
      <loext:graphic-properties draw:fill="bitmap" draw:fill-color="#cccccc" draw:fill-image-name="Bitmap_20_230" draw:fill-image-width="0.211cm" draw:fill-image-height="0.211cm" style:repeat="repeat"/>
      <style:paragraph-properties fo:text-align="center"/>
    </style:style>
    <style:style style:name="MP71" style:family="paragraph">
      <loext:graphic-properties draw:fill="bitmap" draw:fill-color="#cccccc" draw:fill-image-name="Bitmap_20_231" draw:fill-image-width="0.211cm" draw:fill-image-height="0.211cm" style:repeat="repeat"/>
      <style:paragraph-properties fo:text-align="center"/>
    </style:style>
    <style:style style:name="MP72" style:family="paragraph">
      <loext:graphic-properties draw:fill="bitmap" draw:fill-color="#cccccc" draw:fill-image-name="Bitmap_20_232" draw:fill-image-width="0.211cm" draw:fill-image-height="0.211cm" style:repeat="repeat"/>
      <style:paragraph-properties fo:text-align="center"/>
    </style:style>
    <style:style style:name="MP73" style:family="paragraph">
      <loext:graphic-properties draw:fill="bitmap" draw:fill-color="#cccccc" draw:fill-image-name="Bitmap_20_233" draw:fill-image-width="0.211cm" draw:fill-image-height="0.211cm" style:repeat="repeat"/>
      <style:paragraph-properties fo:text-align="center"/>
    </style:style>
    <style:style style:name="MP74" style:family="paragraph">
      <loext:graphic-properties draw:fill="bitmap" draw:fill-color="#cccccc" draw:fill-image-name="Bitmap_20_234" draw:fill-image-width="0.211cm" draw:fill-image-height="0.211cm" style:repeat="repeat"/>
      <style:paragraph-properties fo:text-align="center"/>
    </style:style>
    <style:style style:name="MP75" style:family="paragraph">
      <loext:graphic-properties draw:fill="bitmap" draw:fill-color="#cccccc" draw:fill-image-name="Bitmap_20_235" draw:fill-image-width="0.211cm" draw:fill-image-height="0.211cm" style:repeat="repeat"/>
      <style:paragraph-properties fo:text-align="center"/>
    </style:style>
    <style:style style:name="MP76" style:family="paragraph">
      <loext:graphic-properties draw:fill="bitmap" draw:fill-color="#cccccc" draw:fill-image-name="Bitmap_20_236" draw:fill-image-width="0.211cm" draw:fill-image-height="0.211cm" style:repeat="repeat"/>
      <style:paragraph-properties fo:text-align="center"/>
    </style:style>
    <style:style style:name="MP77" style:family="paragraph">
      <loext:graphic-properties draw:fill="bitmap" draw:fill-color="#cccccc" draw:fill-image-name="Bitmap_20_237" draw:fill-image-width="0.211cm" draw:fill-image-height="0.211cm" style:repeat="repeat"/>
      <style:paragraph-properties fo:text-align="center"/>
    </style:style>
    <style:style style:name="MP78" style:family="paragraph">
      <loext:graphic-properties draw:fill="bitmap" draw:fill-color="#cccccc" draw:fill-image-name="Bitmap_20_238" draw:fill-image-width="0.211cm" draw:fill-image-height="0.211cm" style:repeat="repeat"/>
      <style:paragraph-properties fo:text-align="center"/>
    </style:style>
    <style:style style:name="MP79" style:family="paragraph">
      <loext:graphic-properties draw:fill="bitmap" draw:fill-color="#cccccc" draw:fill-image-name="Bitmap_20_239" draw:fill-image-width="0.211cm" draw:fill-image-height="0.211cm" style:repeat="repeat"/>
      <style:paragraph-properties fo:text-align="center"/>
    </style:style>
    <style:style style:name="MP80" style:family="paragraph">
      <loext:graphic-properties draw:fill="bitmap" draw:fill-color="#cccccc" draw:fill-image-name="Bitmap_20_240" draw:fill-image-width="0.211cm" draw:fill-image-height="0.211cm" style:repeat="repeat"/>
      <style:paragraph-properties fo:text-align="center"/>
    </style:style>
    <style:style style:name="MP81" style:family="paragraph">
      <loext:graphic-properties draw:fill="bitmap" draw:fill-color="#cccccc" draw:fill-image-name="Bitmap_20_241" draw:fill-image-width="0.211cm" draw:fill-image-height="0.211cm" style:repeat="repeat"/>
      <style:paragraph-properties fo:text-align="center"/>
    </style:style>
    <style:style style:name="MP82" style:family="paragraph">
      <loext:graphic-properties draw:fill="bitmap" draw:fill-color="#cccccc" draw:fill-image-name="Bitmap_20_242" draw:fill-image-width="0.211cm" draw:fill-image-height="0.211cm" style:repeat="repeat"/>
      <style:paragraph-properties fo:text-align="center"/>
    </style:style>
    <style:style style:name="MP83" style:family="paragraph">
      <loext:graphic-properties draw:fill="bitmap" draw:fill-color="#cccccc" draw:fill-image-name="Bitmap_20_243" draw:fill-image-width="0.211cm" draw:fill-image-height="0.211cm" style:repeat="repeat"/>
      <style:paragraph-properties fo:text-align="center"/>
    </style:style>
    <style:style style:name="MP84" style:family="paragraph">
      <loext:graphic-properties draw:fill="bitmap" draw:fill-color="#cccccc" draw:fill-image-name="Bitmap_20_244" draw:fill-image-width="0.211cm" draw:fill-image-height="0.211cm" style:repeat="repeat"/>
      <style:paragraph-properties fo:text-align="center"/>
    </style:style>
    <style:style style:name="MP85" style:family="paragraph">
      <loext:graphic-properties draw:fill="bitmap" draw:fill-color="#cccccc" draw:fill-image-name="Bitmap_20_245" draw:fill-image-width="0.211cm" draw:fill-image-height="0.211cm" style:repeat="repeat"/>
      <style:paragraph-properties fo:text-align="center"/>
    </style:style>
    <style:style style:name="MP86" style:family="paragraph">
      <loext:graphic-properties draw:fill="bitmap" draw:fill-color="#cccccc" draw:fill-image-name="Bitmap_20_246" draw:fill-image-width="0.211cm" draw:fill-image-height="0.211cm" style:repeat="repeat"/>
      <style:paragraph-properties fo:text-align="center"/>
    </style:style>
    <style:style style:name="MP87" style:family="paragraph">
      <loext:graphic-properties draw:fill="bitmap" draw:fill-color="#cccccc" draw:fill-image-name="Bitmap_20_247" draw:fill-image-width="0.211cm" draw:fill-image-height="0.211cm" style:repeat="repeat"/>
      <style:paragraph-properties fo:text-align="center"/>
    </style:style>
    <style:style style:name="MP88" style:family="paragraph">
      <loext:graphic-properties draw:fill="bitmap" draw:fill-color="#cccccc" draw:fill-image-name="Bitmap_20_248" draw:fill-image-width="0.211cm" draw:fill-image-height="0.211cm" style:repeat="repeat"/>
      <style:paragraph-properties fo:text-align="center"/>
    </style:style>
    <style:style style:name="MP89" style:family="paragraph">
      <loext:graphic-properties draw:fill="bitmap" draw:fill-color="#cccccc" draw:fill-image-name="Bitmap_20_249" draw:fill-image-width="0.211cm" draw:fill-image-height="0.211cm" style:repeat="repeat"/>
      <style:paragraph-properties fo:text-align="center"/>
    </style:style>
    <style:style style:name="MP90" style:family="paragraph">
      <loext:graphic-properties draw:fill="bitmap" draw:fill-color="#cccccc" draw:fill-image-name="Bitmap_20_250" draw:fill-image-width="0.211cm" draw:fill-image-height="0.211cm" style:repeat="repeat"/>
      <style:paragraph-properties fo:text-align="center"/>
    </style:style>
    <style:style style:name="MP91"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size="80pt" style:text-underline-style="none" style:font-size-asian="18pt" style:font-size-complex="18pt"/>
    </style:style>
    <style:style style:name="MT3"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čísl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10"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6" draw:layer="backgroundobjects" svg:width="0.508cm" svg:height="2.54cm" svg:x="4.318cm" svg:y="0cm">
          <text:p/>
          <draw:enhanced-geometry svg:viewBox="0 0 21600 21600" draw:type="rectangle" draw:enhanced-path="M 0 0 L 21600 0 21600 21600 0 21600 0 0 Z N"/>
        </draw:custom-shape>
        <draw:custom-shape draw:style-name="Mgr19" draw:text-style-name="MP13"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4cm" svg:height="2.64cm" svg:x="1.3cm" svg:y="11.43cm" presentation:class="title" presentation:placeholder="true">
        <draw:text-box/>
      </draw:frame>
      <draw:frame presentation:style-name="Title-outline1" draw:layer="backgroundobjects" svg:width="25.4cm" svg:height="10.1cm" svg:x="1.3cm" svg:y="1.3cm" presentation:class="outline" presentation:placeholder="true">
        <draw:text-box/>
      </draw:frame>
      <draw:frame presentation:style-name="Mpr1" draw:text-style-name="MP2" draw:layer="backgroundobjects" svg:width="6.523cm" svg:height="1.085cm" svg:x="1.3cm" svg:y="14.35cm" presentation:class="date-time">
        <draw:text-box>
          <text:p text:style-name="MP1"><text:span text:style-name="MT1"><presentation:date-time/></text:span></text:p>
        </draw:text-box>
      </draw:frame>
      <draw:frame presentation:style-name="Mpr1" draw:text-style-name="MP2" draw:layer="backgroundobjects" svg:width="8.875cm" svg:height="1.085cm" svg:x="9.563cm" svg:y="14.35cm" presentation:class="footer">
        <draw:text-box>
          <text:p text:style-name="MP18"><text:span text:style-name="MT1"><presentation:footer/></text:span></text:p>
        </draw:text-box>
      </draw:frame>
      <draw:frame presentation:style-name="Mpr1" draw:text-style-name="MP4" draw:layer="backgroundobjects" svg:width="6.523cm" svg:height="1.085cm" svg:x="20.076cm" svg:y="14.35cm" presentation:class="page-number">
        <draw:text-box>
          <text:p text:style-name="MP3"><text:span text:style-name="MT1"><text:page-number>&lt;číslo&gt;</text:page-number></text:span></text:p>
        </draw:text-box>
      </draw:frame>
      <presentation:notes style:page-layout-name="PM0">
        <draw:page-thumbnail presentation:style-name="Title-title" draw:layer="backgroundobjects" svg:width="17cm" svg:height="9.56cm" svg:x="2cm" svg:y="2.5cm" presentation:class="page"/>
        <draw:frame presentation:style-name="Titl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1" draw:text-style-name="MP2" draw:layer="backgroundobjects" svg:width="9.113cm" svg:height="1.484cm" svg:x="0cm" svg:y="28.215cm" presentation:class="footer">
          <draw:text-box>
            <text:p text:style-name="MP1"><text:span text:style-name="MT1"><presentation:footer/></text:span></text:p>
          </draw:text-box>
        </draw:frame>
        <draw:frame presentation:style-name="Mpr1" draw:text-style-name="MP4" draw:layer="backgroundobjects" svg:width="9.113cm" svg:height="1.484cm" svg:x="11.886cm" svg:y="28.215cm" presentation:class="page-number">
          <draw:text-box>
            <text:p text:style-name="MP3"><text:span text:style-name="MT1"><text:page-number>&lt;číslo&gt;</text:page-number></text:span></text:p>
          </draw:text-box>
        </draw:frame>
      </presentation:notes>
    </style:master-page>
    <style:master-page style:name="Table_20_of_20_Content" style:display-name="Tab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5A84E2CA.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3" draw:text-style-name="MP2" draw:layer="backgroundobjects" svg:width="6.523cm" svg:height="1.085cm" svg:x="1.3cm" svg:y="14.35cm" presentation:class="date-time">
        <draw:text-box>
          <text:p text:style-name="MP1"><text:span text:style-name="MT1"><presentation:date-time/></text:span></text:p>
        </draw:text-box>
      </draw:frame>
      <draw:frame presentation:style-name="Mpr3" draw:text-style-name="MP2" draw:layer="backgroundobjects" svg:width="8.875cm" svg:height="1.085cm" svg:x="9.563cm" svg:y="14.35cm" presentation:class="footer">
        <draw:text-box>
          <text:p text:style-name="MP18"><text:span text:style-name="MT1"><presentation:footer/></text:span></text:p>
        </draw:text-box>
      </draw:frame>
      <draw:frame presentation:style-name="Mpr3" draw:text-style-name="MP4" draw:layer="backgroundobjects" svg:width="6.523cm" svg:height="1.085cm" svg:x="20.076cm" svg:y="14.35cm" presentation:class="page-number">
        <draw:text-box>
          <text:p text:style-name="MP3"><text:span text:style-name="MT1"><text:page-number>&lt;číslo&gt;</text:page-number></text:span></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číslo&gt;</text:page-number></text:span></text:p>
          </draw:text-box>
        </draw:frame>
      </presentation:notes>
    </style:master-page>
    <style:master-page style:name="Content_20_1" style:display-name="Content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38" draw:text-style-name="MP33"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4"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5"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5"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5"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6"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7"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38"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5"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39"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0"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Content_20_1-title" draw:layer="backgroundobjects" svg:width="25.2cm" svg:height="2.629cm" svg:x="1.3cm" svg:y="1.3cm" presentation:class="title" presentation:placeholder="true">
        <draw:text-box/>
      </draw:frame>
      <draw:frame presentation:style-name="Content_20_1-outline1" draw:layer="backgroundobjects" svg:width="25.2cm" svg:height="9.134cm" svg:x="1.3cm" svg:y="5cm" presentation:class="outline" presentation:placeholder="true">
        <draw:text-box/>
      </draw:frame>
      <draw:frame presentation:style-name="Mpr5" draw:text-style-name="MP2" draw:layer="backgroundobjects" svg:width="6.523cm" svg:height="1.085cm" svg:x="1.3cm" svg:y="14.35cm" presentation:class="date-time">
        <draw:text-box>
          <text:p text:style-name="MP1"><text:span text:style-name="MT1"><presentation:date-time/></text:span></text:p>
        </draw:text-box>
      </draw:frame>
      <draw:frame presentation:style-name="Mpr5" draw:text-style-name="MP2" draw:layer="backgroundobjects" svg:width="8.875cm" svg:height="1.085cm" svg:x="9.563cm" svg:y="14.35cm" presentation:class="footer">
        <draw:text-box>
          <text:p text:style-name="MP18"><text:span text:style-name="MT1"><presentation:footer/></text:span></text:p>
        </draw:text-box>
      </draw:frame>
      <draw:frame presentation:style-name="Mpr5" draw:text-style-name="MP4" draw:layer="backgroundobjects" svg:width="6.523cm" svg:height="1.085cm" svg:x="20.076cm" svg:y="14.35cm" presentation:class="page-number">
        <draw:text-box>
          <text:p text:style-name="MP3"><text:span text:style-name="MT1"><text:page-number>&lt;číslo&gt;</text:page-number></text:span></text:p>
        </draw:text-box>
      </draw:frame>
      <presentation:notes style:page-layout-name="PM0">
        <office:forms form:automatic-focus="false" form:apply-design-mode="false"/>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číslo&gt;</text:page-number></text:span></text:p>
          </draw:text-box>
        </draw:frame>
      </presentation:notes>
    </style:master-page>
    <style:master-page style:name="Bullet_20_1" style:display-name="Bulle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9" draw:text-style-name="MP41"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1"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1"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2" draw:layer="backgroundobjects" svg:width="2.286cm" svg:height="2.093cm" draw:transform="rotate (-1.35210657152001) translate (6.36189703764158cm 10.9757560254633cm)" svg:viewBox="0 0 2287 2094" svg:d="M0 2094c2342 0 2287-2094 2287-2094">
        <text:p/>
      </draw:path>
      <draw:path draw:style-name="Mgr50" draw:text-style-name="MP42" draw:layer="backgroundobjects" svg:width="2.839cm" svg:height="0.905cm" draw:transform="rotate (2.6778586713349) translate (12.4006341652148cm 5.17071208098029cm)" svg:viewBox="0 0 2840 906" svg:d="M0 101c1136-568 1022 1477 2840 568">
        <text:p/>
      </draw:path>
      <draw:path draw:style-name="Mgr50" draw:text-style-name="MP42"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0"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0"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0"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7" draw:text-style-name="MP2" draw:layer="backgroundobjects" svg:width="6.523cm" svg:height="1.085cm" svg:x="1.3cm" svg:y="14.35cm" presentation:class="date-time">
        <draw:text-box>
          <text:p text:style-name="MP1"><text:span text:style-name="MT1"><presentation:date-time/></text:span></text:p>
        </draw:text-box>
      </draw:frame>
      <draw:frame presentation:style-name="Mpr7" draw:text-style-name="MP2" draw:layer="backgroundobjects" svg:width="8.875cm" svg:height="1.085cm" svg:x="9.563cm" svg:y="14.35cm" presentation:class="footer">
        <draw:text-box>
          <text:p text:style-name="MP18"><text:span text:style-name="MT1"><presentation:footer/></text:span></text:p>
        </draw:text-box>
      </draw:frame>
      <draw:frame presentation:style-name="Mpr7" draw:text-style-name="MP4" draw:layer="backgroundobjects" svg:width="6.523cm" svg:height="1.085cm" svg:x="20.076cm" svg:y="14.35cm" presentation:class="page-number">
        <draw:text-box>
          <text:p text:style-name="MP3"><text:span text:style-name="MT1"><text:page-number>&lt;číslo&gt;</text:page-number></text:span></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číslo&gt;</text:page-number></text:span></text:p>
          </draw:text-box>
        </draw:frame>
      </presentation:notes>
    </style:master-page>
    <style:master-page style:name="Content_20_2" style:display-name="Conten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54" draw:text-style-name="MP43"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3"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3"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3"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4" draw:layer="backgroundobjects" svg:width="3.81cm" svg:height="4.064cm" draw:transform="rotate (-1.55055050747176) translate (17.382cm 10.47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5" draw:layer="backgroundobjects" svg:width="3.81cm" svg:height="4.064cm" draw:transform="rotate (-1.55055050747176) translate (15.075cm 7.58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6" draw:layer="backgroundobjects" svg:width="3.81cm" svg:height="4.064cm" draw:transform="rotate (-1.55055050747176) translate (17.567cm 6.85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7" draw:layer="backgroundobjects" svg:width="3.81cm" svg:height="4.064cm" draw:transform="rotate (-1.55055050747176) translate (14.947cm 3.81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8" draw:layer="backgroundobjects" svg:width="3.81cm" svg:height="4.064cm" draw:transform="rotate (-1.55055050747176) translate (17.542cm 3.15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49" draw:layer="backgroundobjects" svg:width="3.81cm" svg:height="4.064cm" draw:transform="rotate (-1.55055050747176) translate (15.099cm 11.31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9" draw:text-style-name="MP2" draw:layer="backgroundobjects" svg:width="6.523cm" svg:height="1.085cm" svg:x="1.3cm" svg:y="14.35cm" presentation:class="date-time">
        <draw:text-box>
          <text:p text:style-name="MP1"><text:span text:style-name="MT1"><presentation:date-time/></text:span></text:p>
        </draw:text-box>
      </draw:frame>
      <draw:frame presentation:style-name="Mpr9" draw:text-style-name="MP2" draw:layer="backgroundobjects" svg:width="8.875cm" svg:height="1.085cm" svg:x="9.563cm" svg:y="14.35cm" presentation:class="footer">
        <draw:text-box>
          <text:p text:style-name="MP18"><text:span text:style-name="MT1"><presentation:footer/></text:span></text:p>
        </draw:text-box>
      </draw:frame>
      <draw:frame presentation:style-name="Mpr9" draw:text-style-name="MP4" draw:layer="backgroundobjects" svg:width="6.523cm" svg:height="1.085cm" svg:x="20.076cm" svg:y="14.35cm" presentation:class="page-number">
        <draw:text-box>
          <text:p text:style-name="MP3"><text:span text:style-name="MT1"><text:page-number>&lt;číslo&gt;</text:page-number></text:span></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číslo&gt;</text:page-number></text:span></text:p>
          </draw:text-box>
        </draw:frame>
      </presentation:notes>
    </style:master-page>
    <style:master-page style:name="Bullet_20_2" style:display-name="Bullet 2"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2" draw:text-style-name="MP50" draw:layer="backgroundobjects" svg:width="2.394cm" svg:height="0.508cm" svg:x="18.811cm" svg:y="3.612cm">
        <text:p/>
        <draw:enhanced-geometry svg:viewBox="0 0 21600 21600" draw:type="rectangle" draw:enhanced-path="M 0 0 L 21600 0 21600 21600 0 21600 0 0 Z N"/>
      </draw:custom-shape>
      <draw:custom-shape draw:style-name="Mgr62" draw:text-style-name="MP50"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3"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3"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3"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1" draw:layer="backgroundobjects" svg:width="5.135cm" svg:height="3.894cm" draw:transform="rotate (-1.5707963267949) translate (5.84199999999999cm 5.278cm)" svg:viewBox="0 0 5136 3895" svg:d="M0 3556c2540 1270 5588-1270 5080-3556">
        <text:p/>
      </draw:path>
      <draw:path draw:style-name="Mgr64" draw:text-style-name="MP51"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1"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2" draw:text-style-name="MP50"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0"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1" draw:text-style-name="MP2" draw:layer="backgroundobjects" svg:width="6.523cm" svg:height="1.085cm" svg:x="1.3cm" svg:y="14.35cm" presentation:class="date-time">
        <draw:text-box>
          <text:p text:style-name="MP1"><text:span text:style-name="MT1"><presentation:date-time/></text:span></text:p>
        </draw:text-box>
      </draw:frame>
      <draw:frame presentation:style-name="Mpr11" draw:text-style-name="MP2" draw:layer="backgroundobjects" svg:width="8.875cm" svg:height="1.085cm" svg:x="9.563cm" svg:y="14.35cm" presentation:class="footer">
        <draw:text-box>
          <text:p text:style-name="MP18"><text:span text:style-name="MT1"><presentation:footer/></text:span></text:p>
        </draw:text-box>
      </draw:frame>
      <draw:frame presentation:style-name="Mpr11" draw:text-style-name="MP4" draw:layer="backgroundobjects" svg:width="6.523cm" svg:height="1.085cm" svg:x="20.076cm" svg:y="14.35cm" presentation:class="page-number">
        <draw:text-box>
          <text:p text:style-name="MP3"><text:span text:style-name="MT1"><text:page-number>&lt;číslo&gt;</text:page-number></text:span></text:p>
        </draw:text-box>
      </draw:frame>
      <presentation:notes style:page-layout-name="PM0">
        <office:forms form:automatic-focus="false" form:apply-design-mode="false"/>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číslo&gt;</text:page-number></text:span></text:p>
          </draw:text-box>
        </draw:frame>
      </presentation:notes>
    </style:master-page>
    <style:master-page style:name="Jigsaw"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65" draw:text-style-name="MP49" draw:layer="backgroundobjects" svg:width="13.687cm" svg:height="7.287cm" svg:x="9.918cm" svg:y="5.245cm">
          <text:p/>
          <draw:enhanced-geometry svg:viewBox="0 0 21600 21600" draw:type="rectangle" draw:enhanced-path="M 0 0 L 21600 0 21600 21600 0 21600 0 0 Z N"/>
        </draw:custom-shape>
        <draw:custom-shape draw:style-name="Mgr66" draw:text-style-name="MP52" draw:layer="backgroundobjects" svg:width="13.687cm" svg:height="7.287cm" svg:x="10.455cm" svg:y="4.404cm">
          <text:p/>
          <draw:enhanced-geometry svg:viewBox="0 0 21600 21600" draw:type="rectangle" draw:enhanced-path="M 0 0 L 21600 0 21600 21600 0 21600 0 0 Z N"/>
        </draw:custom-shape>
        <draw:frame draw:style-name="Mgr67" draw:text-style-name="MP53" draw:layer="backgroundobjects" svg:width="3.048cm" svg:height="4.095cm" svg:x="10.68cm" svg:y="4.912cm">
          <draw:text-box>
            <text:p><text:span text:style-name="MT2">“</text:span></text:p>
          </draw:text-box>
        </draw:frame>
        <draw:frame draw:style-name="Mgr68" draw:text-style-name="MP54" draw:layer="backgroundobjects" svg:width="3.048cm" svg:height="3.71cm" svg:x="21.856cm" svg:y="9.444cm">
          <draw:text-box>
            <text:p><text:span text:style-name="MT3">”</text:span></text:p>
          </draw:text-box>
        </draw:frame>
        <draw:custom-shape draw:style-name="Mgr69" draw:text-style-name="MP50"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70"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0.687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3"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84" draw:text-style-name="MP51"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3"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43"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3" draw:text-style-name="MP2" draw:layer="backgroundobjects" svg:width="6.523cm" svg:height="1.085cm" svg:x="1.3cm" svg:y="14.35cm" presentation:class="date-time">
        <draw:text-box>
          <text:p text:style-name="MP1"><text:span text:style-name="MT1"><presentation:date-time/></text:span></text:p>
        </draw:text-box>
      </draw:frame>
      <draw:frame presentation:style-name="Mpr13" draw:text-style-name="MP2" draw:layer="backgroundobjects" svg:width="8.875cm" svg:height="1.085cm" svg:x="9.563cm" svg:y="14.35cm" presentation:class="footer">
        <draw:text-box>
          <text:p text:style-name="MP18"><text:span text:style-name="MT1"><presentation:footer/></text:span></text:p>
        </draw:text-box>
      </draw:frame>
      <draw:frame presentation:style-name="Mpr13" draw:text-style-name="MP4" draw:layer="backgroundobjects" svg:width="6.523cm" svg:height="1.085cm" svg:x="20.076cm" svg:y="14.35cm" presentation:class="page-number">
        <draw:text-box>
          <text:p text:style-name="MP3"><text:span text:style-name="MT1"><text:page-number>&lt;číslo&gt;</text:page-number></text:span></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číslo&gt;</text:page-number></text:span></text:p>
          </draw:text-box>
        </draw:frame>
      </presentation:notes>
    </style:master-page>
    <style:master-page style:name="Bullet_20_3" style:display-name="Bullet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6" draw:text-style-name="MP43"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3"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68" draw:layer="backgroundobjects" svg:width="0.508cm" svg:height="0.508cm" draw:transform="rotate (1.5695745963185) translate (0.609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69" draw:layer="backgroundobjects" svg:width="0.508cm" svg:height="0.508cm" draw:transform="rotate (1.5695745963185) translate (0.608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0" draw:layer="backgroundobjects" svg:width="0.508cm" svg:height="0.508cm" draw:transform="rotate (1.5695745963185) translate (0.607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1" draw:layer="backgroundobjects" svg:width="0.508cm" svg:height="0.508cm" draw:transform="rotate (1.5695745963185) translate (0.605cm -0.3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2" draw:layer="backgroundobjects" svg:width="0.508cm" svg:height="0.508cm" draw:transform="rotate (1.5695745963185) translate (1.622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3" draw:layer="backgroundobjects" svg:width="0.508cm" svg:height="0.508cm" draw:transform="rotate (1.5695745963185) translate (1.623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4" draw:layer="backgroundobjects" svg:width="0.508cm" svg:height="0.508cm" draw:transform="rotate (1.5695745963185) translate (1.623cm 1.7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5" draw:layer="backgroundobjects" svg:width="0.508cm" svg:height="0.508cm" draw:transform="rotate (1.5695745963185) translate (1.625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6" draw:layer="backgroundobjects" svg:width="0.508cm" svg:height="0.508cm" draw:transform="rotate (1.5695745963185) translate (-0.407cm 2.7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7" draw:layer="backgroundobjects" svg:width="0.508cm" svg:height="0.508cm" draw:transform="rotate (1.5695745963185) translate (-0.409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8" draw:layer="backgroundobjects" svg:width="0.508cm" svg:height="0.508cm" draw:transform="rotate (1.5695745963185) translate (-0.409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9" draw:layer="backgroundobjects" svg:width="0.508cm" svg:height="0.508cm" draw:transform="rotate (1.5695745963185) translate (-0.41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0" draw:layer="backgroundobjects" svg:width="0.508cm" svg:height="0.508cm" draw:transform="rotate (1.5695745963185) translate (27.533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1" draw:layer="backgroundobjects" svg:width="0.508cm" svg:height="0.508cm" draw:transform="rotate (1.5695745963185) translate (27.532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2" draw:layer="backgroundobjects" svg:width="0.508cm" svg:height="0.508cm" draw:transform="rotate (1.5695745963185) translate (27.531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3" draw:layer="backgroundobjects" svg:width="0.508cm" svg:height="0.508cm" draw:transform="rotate (1.5695745963185) translate (27.529cm 13.4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4" draw:layer="backgroundobjects" svg:width="0.508cm" svg:height="0.508cm" draw:transform="rotate (1.5695745963185) translate (28.546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5" draw:layer="backgroundobjects" svg:width="0.508cm" svg:height="0.508cm" draw:transform="rotate (1.5695745963185) translate (28.547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6" draw:layer="backgroundobjects" svg:width="0.508cm" svg:height="0.508cm" draw:transform="rotate (1.5695745963185) translate (28.547cm 15.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7" draw:layer="backgroundobjects" svg:width="0.508cm" svg:height="0.508cm" draw:transform="rotate (1.5695745963185) translate (28.549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8" draw:layer="backgroundobjects" svg:width="0.508cm" svg:height="0.508cm" draw:transform="rotate (1.5695745963185) translate (26.517cm 16.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9" draw:layer="backgroundobjects" svg:width="0.508cm" svg:height="0.508cm" draw:transform="rotate (1.5695745963185) translate (26.515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0" draw:layer="backgroundobjects" svg:width="0.508cm" svg:height="0.508cm" draw:transform="rotate (1.5695745963185) translate (26.515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1" draw:layer="backgroundobjects" svg:width="0.508cm" svg:height="0.508cm" draw:transform="rotate (1.5695745963185) translate (26.514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3"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5" draw:text-style-name="MP2" draw:layer="backgroundobjects" svg:width="6.523cm" svg:height="1.085cm" svg:x="1.3cm" svg:y="14.35cm" presentation:class="date-time">
        <draw:text-box>
          <text:p text:style-name="MP1"><text:span text:style-name="MT1"><presentation:date-time/></text:span></text:p>
        </draw:text-box>
      </draw:frame>
      <draw:frame presentation:style-name="Mpr15" draw:text-style-name="MP2" draw:layer="backgroundobjects" svg:width="8.875cm" svg:height="1.085cm" svg:x="9.563cm" svg:y="14.35cm" presentation:class="footer">
        <draw:text-box>
          <text:p text:style-name="MP18"><text:span text:style-name="MT1"><presentation:footer/></text:span></text:p>
        </draw:text-box>
      </draw:frame>
      <draw:frame presentation:style-name="Mpr15" draw:text-style-name="MP4" draw:layer="backgroundobjects" svg:width="6.523cm" svg:height="1.085cm" svg:x="20.076cm" svg:y="14.35cm" presentation:class="page-number">
        <draw:text-box>
          <text:p text:style-name="MP3"><text:span text:style-name="MT1"><text:page-number>&lt;číslo&gt;</text:page-number></text:span></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číslo&gt;</text:page-number></text:span></text:p>
          </draw:text-box>
        </draw:frame>
      </presentation:notes>
    </style:master-page>
    <style:master-page style:name="Imag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112" draw:text-style-name="MP45"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5"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3"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3"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7" draw:text-style-name="MP2" draw:layer="backgroundobjects" svg:width="6.523cm" svg:height="1.085cm" svg:x="1.3cm" svg:y="14.35cm" presentation:class="date-time">
        <draw:text-box>
          <text:p text:style-name="MP1"><text:span text:style-name="MT1"><presentation:date-time/></text:span></text:p>
        </draw:text-box>
      </draw:frame>
      <draw:frame presentation:style-name="Mpr17" draw:text-style-name="MP2" draw:layer="backgroundobjects" svg:width="8.875cm" svg:height="1.085cm" svg:x="9.563cm" svg:y="14.35cm" presentation:class="footer">
        <draw:text-box>
          <text:p text:style-name="MP18"><text:span text:style-name="MT1"><presentation:footer/></text:span></text:p>
        </draw:text-box>
      </draw:frame>
      <draw:frame presentation:style-name="Mpr17" draw:text-style-name="MP4" draw:layer="backgroundobjects" svg:width="6.523cm" svg:height="1.085cm" svg:x="20.076cm" svg:y="14.35cm" presentation:class="page-number">
        <draw:text-box>
          <text:p text:style-name="MP3"><text:span text:style-name="MT1"><text:page-number>&lt;číslo&gt;</text:page-number></text:span></text:p>
        </draw:text-box>
      </draw:frame>
      <presentation:notes style:page-layout-name="PM0">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čísl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dc:description>Credits:

Illustrations by Pixeltrue https://icons8.com/illustrations/author/5ec7b0e101d0360016f3d1b3 on icon8 (master slide "Table of content")
Photo by Dave Hoefler https://unsplash.com/fr/@iamthedave on Unsplash https://unsplash.com/fr/licence (slide 9)
    </dc:description>
    <meta:generator>LibreOffice/24.2.7.2$Linux_X86_64 LibreOffice_project/420$Build-2</meta:generator>
    <meta:creation-date>2026-04-20T14:39:32.010800107</meta:creation-date>
    <meta:editing-duration>PT39M51S</meta:editing-duration>
    <meta:editing-cycles>12</meta:editing-cycles>
    <dc:date>2026-04-20T21:22:02.062649571</dc:date>
    <meta:document-statistic meta:object-count="312"/>
  </office:meta>
</office:document-meta>
</file>